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40pt" officeooo:rsid="001eb715" officeooo:paragraph-rsid="001eb715" style:font-size-asian="40pt" style:font-size-complex="40pt"/>
    </style:style>
    <style:style style:name="P2" style:family="paragraph" style:parent-style-name="Standard">
      <style:paragraph-properties fo:text-align="center" style:justify-single-word="false"/>
      <style:text-properties fo:font-size="32pt" officeooo:rsid="001eb715" officeooo:paragraph-rsid="001eb715" style:font-size-asian="32pt" style:font-size-complex="32pt"/>
    </style:style>
    <style:style style:name="P3" style:family="paragraph" style:parent-style-name="Standard">
      <style:paragraph-properties fo:margin-left="0in" fo:margin-right="0in" fo:text-align="end" style:justify-single-word="false" fo:text-indent="0in" style:auto-text-indent="false"/>
      <style:text-properties fo:font-size="20pt" officeooo:rsid="001eb715" officeooo:paragraph-rsid="001eb715" style:font-size-asian="17.5pt" style:font-size-complex="20pt"/>
    </style:style>
    <style:style style:name="P4" style:family="paragraph" style:parent-style-name="Standard">
      <style:paragraph-properties fo:margin-left="0in" fo:margin-right="0in" fo:line-height="150%" fo:text-align="start" style:justify-single-word="false" fo:text-indent="0in" style:auto-text-indent="false"/>
      <style:text-properties fo:font-size="12pt" officeooo:rsid="0025e6c3" officeooo:paragraph-rsid="0025e6c3" style:font-size-asian="10.5pt" style:font-size-complex="12pt"/>
    </style:style>
    <style:style style:name="P5" style:family="paragraph" style:parent-style-name="Standard">
      <style:paragraph-properties fo:margin-left="0in" fo:margin-right="0in" fo:line-height="150%" fo:text-align="start" style:justify-single-word="false" fo:text-indent="0in" style:auto-text-indent="false"/>
      <style:text-properties fo:font-size="12pt" officeooo:rsid="0025e6c3" officeooo:paragraph-rsid="0027559a" style:font-size-asian="10.5pt" style:font-size-complex="12pt"/>
    </style:style>
    <style:style style:name="P6" style:family="paragraph" style:parent-style-name="Standard">
      <style:paragraph-properties fo:margin-left="0in" fo:margin-right="0in" fo:line-height="150%" fo:text-align="start" style:justify-single-word="false" fo:text-indent="0in" style:auto-text-indent="false"/>
      <style:text-properties fo:font-size="12pt" officeooo:rsid="0025e6c3" officeooo:paragraph-rsid="002b984a" style:font-size-asian="10.5pt" style:font-size-complex="12pt"/>
    </style:style>
    <style:style style:name="T1" style:family="text">
      <style:text-properties officeooo:rsid="002755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Рецензия на видео</text:p>
      <text:p text:style-name="P2">Chomsky vs Foucault</text:p>
      <text:p text:style-name="P2">on Creativity &amp; Science (197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Автор: Нодири Хисравхон</text:p>
      <text:p text:style-name="P3">Группа: P3131</text:p>
      <text:p text:style-name="P3">Поток: ИНТ 4</text:p>
      <text:p text:style-name="P3">Курс обучения: 1</text:p>
      <text:p text:style-name="P4"><text:soft-page-break/><text:tab/>Человеческий мозг устроен так чтобы видеть правду, но с ранних времён определённые обстоятельства, типы мышления инвидивумов, экономические условия, древние мифы, морали неважно какие закрывали глаза не давая доступ к истине утверждает Фуко.</text:p>
      <text:p text:style-name="P4"/>
      <text:p text:style-name="P4"><text:tab/>В традиционной истории науки максимум внимания было обделено креативностью инвидидумов, при этом под смыслом креативности Чомский подразумевает любое “открытие”, например как ребёнок с ранних лет не имея определённой структуры мышления, <text:s/>какихто предрассудков демонстрирует какую либо креативность когда он сталкивается с новой для себя ситуацией, как он описывает это, как реагирует на эту ситуацию, как он размышляет эту ситацию. История науки до наших годов состояла по сути как инвидум, неважно кто Нютон или Мендель был на самом деле создателем или открывателем истинности, и которую никто не знал прежде.</text:p>
      <text:p text:style-name="P5"/>
      <text:p text:style-name="P5"><text:tab/>Я согласен с тем что в традиционнной концепции истории и науки все “открытия” </text:p>
      <text:p text:style-name="P5">присвояны индивидуму который имеет право владеть правдой, но система которая умоминалась выше “ставит сетку перед глазами” затмевая правду. Но проблема в обратном. Что если мы очевидцы большого открытия. В больших открытиях (Фуко подразумевал такие открытия как рождение биологии в середине 17 века или философии в конце 18 и началу 19 веков) количество предрассуков становится меньше и исчезают.</text:p>
      <text:p text:style-name="P4"/>
      <text:p text:style-name="P4"><text:tab/>Меня удивило то что в моменте рождения науки у никакого инвидума нету предрассудков. В тоже время это подавляет определённое количество уже имеющихся знаний <text:s/>порождая новые, это своеобразная “сетка” которая подавляет определённое количество чтобы получать новые.</text:p>
      <text:p text:style-name="P4"/>
      <text:p text:style-name="P5"><text:tab/><text:span text:style-name="T1">Сложно согласится</text:span> с тем что человеческий разум с рождения имеет определённые структуры как утверждает Хомский. Человеческая природа исторически обусловлена и окрашена обществом и политикой. Живые существа изучаются так же, как и мертвые, через их химические, биологические и физические свойства. Древние и современные взгляды на природу человека имеют совершенно разные представления о живых существах.</text:p>
      <text:p text:style-name="P5"/>
      <text:p text:style-name="P5"/>
      <text:p text:style-name="P5"/>
      <text:p text:style-name="P5"/>
      <text:p text:style-name="P4"><text:soft-page-break/><text:tab/>Хомский и Фуко во многом соглашались - до тех пор, пока речь не зашла о политике. Их полная дискуссия показывает раскол между постмодернистским мировоззрением и традиционной эпистемологией, представленной Чомски, который отстаивает "старомодные понятия", такие как справедливость и истина. Оглядываясь назад, можно заметить, что Хомский и Фуко согласны во многом, несмотря на их разные моральные основы. Но Чомски и Фуко было суждено разойтись. <text:span text:style-name="T1">М</text:span>еняющиеся политические обстоятельства почти полностью разделили левое и постмодернистское мировоззрения.</text:p>
      <text:p text:style-name="P4"/>
      <text:p text:style-name="P4"><text:tab/>Хомский считает, что существует реальная, поддающаяся определению человеческая природа, характеризуемая научными знаниями и связанная с потребностью в творческом самовыражении. Он обосновывает это своей собственной лингвистической теорией: открытие и сборка слов детьми свидетельствует о врожденном творческом потенциале человека. Поскольку капиталистические общества двадцатого века ограничивают эту творческую свободу, необходимо создать альтернативную систему управления, которая более точно отражала бы врожденные потребности творческих человеческих существ. Стремление Хомского к революционной политике, таким образом, обусловлено его пониманием человеческой природы.</text:p>
      <text:p text:style-name="P4"/>
      <text:p text:style-name="P4"><text:tab/>Фуко утверждает, что Хомский представляет себе творческую человеческую природу "в терминах, заимствованных у нашего общества, у нашей цивилизации, у нашей культуры". Он указывает, что, например, потенциальные революционеры в Советском Союзе представляли себе свою утопию в соответствии с культурными буржуазными представлениями о том, что хорошо для человека. Даже в революции они не смогли дать людям новое видение того, кем они могут стать.</text:p>
      <text:p text:style-name="P5"/>
      <text:p text:style-name="P5"><text:tab/>Фуко не без основания считает, что понимание Чомски природы человека как творческой по своей сути укоренилось в либеральной культуре эпохи Просвещения. Эта идея берет начало у таких мыслителей, как Руссо и Локк, которые считали, что свобода и автономия - это будущее политики, как раз в то время, когда современная наука зарождалась как дисциплина.</text:p>
      <text:p text:style-name="P5"/>
      <text:p text:style-name="P5"><text:tab/>Хомский утверждает, что научные данные лингвистики показывают, что человек по своей природе творческое существо. Для Фуко и политика Хомского, и его научные предположения уходят корнями в конкретное историческое развитие, и поэтому им не хватает объективности.</text:p>
      <text:p text:style-name="P4"><text:soft-page-break/></text:p>
      <text:p text:style-name="P4"><text:tab/>Поскольку Фуко отвергает концепцию устоявшейся человеческой природы, он не может предложить, какой тип общества может быть наилучшим для людей. У него нет утопического видения. Вместо этого Фуко пытается понять, какие элементы нынешнего общества являются угнетающими и должны быть устранены. В этом смысле Фуко демонстрирует, как левая идеология и постмодернистская критика могут быть тесно связаны.</text:p>
      <text:p text:style-name="P4"/>
      <text:p text:style-name="P4"><text:tab/>Постмодернистская критика, разоблачающая предвзятость общества, исторически была связана с левым проектом освобождения рабочего класса, женщин, геев и меньшинств от угнетения. Главной политической проблемой Фуко в 1971 году были люди, признанные сумасшедшими: "Определение болезни и безумия, а также классификация безумцев были сделаны таким образом, чтобы исключить из нашего общества определенное количество людей". Понимание того, как системы знания исключают определенные категории, было центральным для мысли Фуко.</text:p>
      <text:p text:style-name="P6"/>
      <text:p text:style-name="P6"><text:tab/>Таким образом, можно прийти к выводу, что основывать человеческую природу на жизни было бы недальновидно, и что подобные попытки понять человеческую природу сегодня по своей сути ограничены. Но что есть человеческая природа. Человеческая природа - это аморфная, историческая концепция, подверженная меняющимся выводам и определениям науки. Человек по своей природе творческое существ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3:15:27.045997007</meta:creation-date>
    <dc:date>2022-11-27T05:33:35.687193532</dc:date>
    <meta:editing-duration>PT3H10M</meta:editing-duration>
    <meta:editing-cycles>6</meta:editing-cycles>
    <meta:generator>LibreOffice/7.4.2.3$Linux_X86_64 LibreOffice_project/40$Build-3</meta:generator>
    <meta:document-statistic meta:table-count="0" meta:image-count="0" meta:object-count="0" meta:page-count="4" meta:paragraph-count="21" meta:word-count="762" meta:character-count="5707" meta:non-whitespace-character-count="4950"/>
  </office:meta>
</office:document-meta>
</file>